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747f7" officeooo:paragraph-rsid="0048bd77"/>
    </style:style>
    <style:style style:name="P2" style:family="paragraph" style:parent-style-name="Standard">
      <style:paragraph-properties fo:text-align="justify" style:justify-single-word="false"/>
      <style:text-properties officeooo:rsid="00062208" officeooo:paragraph-rsid="00062208"/>
    </style:style>
    <style:style style:name="P3" style:family="paragraph" style:parent-style-name="Standard">
      <style:paragraph-properties fo:text-align="center" style:justify-single-word="false"/>
      <style:text-properties fo:font-style="italic" fo:font-weight="bold" officeooo:rsid="0071558c" officeooo:paragraph-rsid="0071558c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tyle="normal" fo:font-weight="bold" officeooo:rsid="002af90d" officeooo:paragraph-rsid="00658991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2af90d" officeooo:paragraph-rsid="00793f55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2af90d" officeooo:paragraph-rsid="007cdb54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82a0c3" officeooo:paragraph-rsid="0082a0c3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2af90d" officeooo:paragraph-rsid="00793f55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officeooo:rsid="000c70eb" officeooo:paragraph-rsid="00658991"/>
    </style:style>
    <style:style style:name="P10" style:family="paragraph" style:parent-style-name="Standard" style:list-style-name="L2">
      <style:paragraph-properties fo:text-align="justify" style:justify-single-word="false"/>
      <style:text-properties officeooo:paragraph-rsid="0082a0c3"/>
    </style:style>
    <style:style style:name="P11" style:family="paragraph" style:parent-style-name="Standard" style:list-style-name="L2">
      <style:paragraph-properties fo:text-align="justify" style:justify-single-word="false"/>
      <style:text-properties officeooo:rsid="008322b0" officeooo:paragraph-rsid="008322b0"/>
    </style:style>
    <style:style style:name="P12" style:family="paragraph" style:parent-style-name="Table_20_Contents" style:list-style-name="L1">
      <style:paragraph-properties fo:text-align="justify" style:justify-single-word="false"/>
      <style:text-properties officeooo:paragraph-rsid="0075fcd4"/>
    </style:style>
    <style:style style:name="P13" style:family="paragraph" style:parent-style-name="Table_20_Contents" style:list-style-name="L1">
      <style:paragraph-properties fo:text-align="justify" style:justify-single-word="false"/>
      <style:text-properties officeooo:paragraph-rsid="00793f55"/>
    </style:style>
    <style:style style:name="P14" style:family="paragraph" style:parent-style-name="Table_20_Contents" style:list-style-name="L1">
      <style:paragraph-properties fo:text-align="justify" style:justify-single-word="false"/>
      <style:text-properties officeooo:paragraph-rsid="007b0262"/>
    </style:style>
    <style:style style:name="P15" style:family="paragraph" style:parent-style-name="Table_20_Contents">
      <style:paragraph-properties fo:text-align="justify" style:justify-single-word="false"/>
      <style:text-properties officeooo:paragraph-rsid="00793f55"/>
    </style:style>
    <style:style style:name="T1" style:family="text">
      <style:text-properties officeooo:rsid="00078f66"/>
    </style:style>
    <style:style style:name="T2" style:family="text">
      <style:text-properties fo:font-style="normal" fo:font-weight="normal" officeooo:rsid="002978f6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606af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2d492c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2262ef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b7f69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79fb6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0f091f" style:font-style-asian="normal" style:font-weight-asian="normal" style:font-style-complex="normal" style:font-weight-complex="normal"/>
    </style:style>
    <style:style style:name="T9" style:family="text">
      <style:text-properties fo:font-weight="normal" officeooo:rsid="00279fb6" style:font-weight-asian="normal" style:font-weight-complex="normal"/>
    </style:style>
    <style:style style:name="T10" style:family="text">
      <style:text-properties fo:font-weight="normal" officeooo:rsid="002978f6" style:font-weight-asian="normal" style:font-weight-complex="normal"/>
    </style:style>
    <style:style style:name="T11" style:family="text">
      <style:text-properties fo:font-weight="normal" officeooo:rsid="000f091f" style:font-weight-asian="normal" style:font-weight-complex="normal"/>
    </style:style>
    <style:style style:name="T12" style:family="text">
      <style:text-properties fo:font-weight="normal" officeooo:rsid="0019232c" style:font-weight-asian="normal" style:font-weight-complex="normal"/>
    </style:style>
    <style:style style:name="T13" style:family="text">
      <style:text-properties fo:font-weight="normal" officeooo:rsid="001b229b" style:font-weight-asian="normal" style:font-weight-complex="normal"/>
    </style:style>
    <style:style style:name="T14" style:family="text">
      <style:text-properties fo:font-weight="normal" officeooo:rsid="001c416c" style:font-weight-asian="normal" style:font-weight-complex="normal"/>
    </style:style>
    <style:style style:name="T15" style:family="text">
      <style:text-properties fo:font-weight="normal" officeooo:rsid="0020c440" style:font-weight-asian="normal" style:font-weight-complex="normal"/>
    </style:style>
    <style:style style:name="T16" style:family="text">
      <style:text-properties fo:font-weight="normal" officeooo:rsid="00230eae" style:font-weight-asian="normal" style:font-weight-complex="normal"/>
    </style:style>
    <style:style style:name="T17" style:family="text">
      <style:text-properties fo:font-weight="normal" officeooo:rsid="0024e885" style:font-weight-asian="normal" style:font-weight-complex="normal"/>
    </style:style>
    <style:style style:name="T18" style:family="text">
      <style:text-properties fo:color="#ff3333" fo:font-style="normal" fo:font-weight="normal" officeooo:rsid="001b7f69" style:font-style-asian="normal" style:font-weight-asian="normal" style:font-style-complex="normal" style:font-weight-complex="normal"/>
    </style:style>
    <style:style style:name="T19" style:family="text">
      <style:text-properties fo:color="#ff3333" fo:font-style="normal" fo:font-weight="bold" officeooo:rsid="00779763" style:font-style-asian="normal" style:font-weight-asian="bold" style:font-style-complex="normal" style:font-weight-complex="bold"/>
    </style:style>
    <style:style style:name="T20" style:family="text">
      <style:text-properties fo:color="#ff3333" fo:font-style="normal" fo:font-weight="bold" officeooo:rsid="007b0262" style:font-style-asian="normal" style:font-weight-asian="bold" style:font-style-complex="normal" style:font-weight-complex="bold"/>
    </style:style>
    <style:style style:name="T21" style:family="text">
      <style:text-properties fo:color="#ff3333" fo:font-style="normal" officeooo:rsid="00779763" style:font-style-asian="normal" style:font-style-complex="normal"/>
    </style:style>
    <style:style style:name="T22" style:family="text">
      <style:text-properties officeooo:rsid="002d66fe"/>
    </style:style>
    <style:style style:name="T23" style:family="text">
      <style:text-properties style:use-window-font-color="true" fo:font-style="normal" style:font-style-asian="normal" style:font-style-complex="normal"/>
    </style:style>
    <style:style style:name="T24" style:family="text">
      <style:text-properties style:use-window-font-color="true" fo:font-style="normal" officeooo:rsid="007cdb54" style:font-style-asian="normal" style:font-style-complex="normal"/>
    </style:style>
    <style:style style:name="T25" style:family="text">
      <style:text-properties style:use-window-font-color="true" fo:font-style="normal" officeooo:rsid="002d66fe" style:font-style-asian="normal" style:font-style-complex="normal"/>
    </style:style>
    <style:style style:name="T26" style:family="text">
      <style:text-properties style:use-window-font-color="true" fo:font-style="normal" officeooo:rsid="0080c7f7" style:font-style-asian="normal" style:font-style-complex="normal"/>
    </style:style>
    <style:style style:name="T27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style:use-window-font-color="true" fo:font-style="normal" fo:font-weight="normal" officeooo:rsid="007ea4c6" style:font-style-asian="normal" style:font-weight-asian="normal" style:font-style-complex="normal" style:font-weight-complex="normal"/>
    </style:style>
    <style:style style:name="T29" style:family="text">
      <style:text-properties style:use-window-font-color="true" fo:font-style="normal" fo:font-weight="normal" officeooo:rsid="0080c7f7" style:font-style-asian="normal" style:font-weight-asian="normal" style:font-style-complex="normal" style:font-weight-complex="normal"/>
    </style:style>
    <style:style style:name="T30" style:family="text">
      <style:text-properties style:use-window-font-color="true" fo:font-style="normal" fo:font-weight="normal" officeooo:rsid="0082e469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ngenharia de Software II</text:p>
      <text:p text:style-name="P2">Ciência da Computação - Bacharelado</text:p>
      <text:p text:style-name="P2">Universidade Federal da Fronteira Sul</text:p>
      <text:p text:style-name="P1">Estudantes: Alesom Zorzi, <text:span text:style-name="T1">André Luiz Maso, Eduardo Ogliari, Jardel Anton, João Ricardo Barp Neto, Jovani de Souza, Kétly Gonçalves Machado.</text:span></text:p>
      <text:p text:style-name="P1"/>
      <text:p text:style-name="P3">REVIEW – SPRINT 2</text:p>
      <text:p text:style-name="P9"/>
      <text:p text:style-name="P4">Aceitação das Histórias:</text:p>
      <text:p text:style-name="P4"/>
      <text:list xml:id="list6818335667745434824" text:style-name="L1">
        <text:list-item>
          <text:p text:style-name="P12"><text:span text:style-name="T11">“Como </text:span><text:span text:style-name="T12">administrador/servidor </text:span><text:span text:style-name="T11">eu preciso </text:span><text:span text:style-name="T13">cadastrar</text:span><text:span text:style-name="T11"> p</text:span><text:span text:style-name="T13">rodutos </text:span><text:span text:style-name="T8">para </text:span><text:span text:style-name="T6">poder realizar o gerenciamento de suas movimentações.” </text:span><text:span text:style-name="T19">[Aceita com restrição]</text:span></text:p>
        </text:list-item>
        <text:list-item>
          <text:p text:style-name="P13"><text:span text:style-name="T11">“Como </text:span><text:span text:style-name="T12">administrador/servidor </text:span><text:span text:style-name="T11">eu preciso </text:span><text:span text:style-name="T13">cadastrar</text:span><text:span text:style-name="T11"> </text:span><text:span text:style-name="T14">locais </text:span><text:span text:style-name="T8">para </text:span><text:span text:style-name="T6">poder definir o local em que cada produto está armazenado.”</text:span><text:span text:style-name="T18"> </text:span><text:span text:style-name="T19">[Aceita]</text:span></text:p>
        </text:list-item>
        <text:list-item>
          <text:p text:style-name="P13"><text:span text:style-name="T11">“Como </text:span><text:span text:style-name="T12">administrador/servidor </text:span><text:span text:style-name="T11">eu preciso </text:span><text:span text:style-name="T13">cadastrar</text:span><text:span text:style-name="T11"> </text:span><text:span text:style-name="T15">grupos </text:span><text:span text:style-name="T8">para </text:span><text:span text:style-name="T5">poder categorizar os produtos cadastrados.”</text:span><text:span text:style-name="T18"> </text:span><text:span text:style-name="T19">[Aceita]</text:span></text:p>
        </text:list-item>
        <text:list-item>
          <text:p text:style-name="P13"><text:span text:style-name="T11">“Como </text:span><text:span text:style-name="T12">administrador/servidor </text:span><text:span text:style-name="T11">eu preciso </text:span><text:span text:style-name="T16">movimentar produtos </text:span><text:span text:style-name="T5">para </text:span><text:span text:style-name="T6">poder registrar entradas e saídas dos produtos do estoque.” </text:span><text:span text:style-name="T19">[Aceita com restrição]</text:span></text:p>
        </text:list-item>
        <text:list-item>
          <text:p text:style-name="P13"><text:span text:style-name="T11">“Como </text:span><text:span text:style-name="T12">administrador/servidor </text:span><text:span text:style-name="T11">eu preciso </text:span><text:span text:style-name="T17">buscar produtos </text:span><text:span text:style-name="T6">para </text:span><text:span text:style-name="T3">poder visualizar os detalhes deste produto.”</text:span><text:span text:style-name="T6"> </text:span><text:span text:style-name="T19">[Aceita com restrição]</text:span></text:p>
        </text:list-item>
        <text:list-item>
          <text:p text:style-name="P13"><text:span text:style-name="T11">“Como </text:span><text:span text:style-name="T12">administrador/servidor </text:span><text:span text:style-name="T11">eu preciso </text:span><text:span text:style-name="T9">receber alertas </text:span><text:span text:style-name="T3">para poder </text:span><text:span text:style-name="T7">repor o estoque quando necessário.”</text:span><text:span text:style-name="T6"> </text:span><text:span text:style-name="T19">[Aceita com restrição]</text:span></text:p>
        </text:list-item>
        <text:list-item>
          <text:p text:style-name="P13"><text:span text:style-name="T11">“Como </text:span><text:span text:style-name="T12">administrador/servidor/estagiário </text:span><text:span text:style-name="T11">eu preciso </text:span><text:span text:style-name="T10">gerar relatórios </text:span><text:span text:style-name="T7">para </text:span><text:span text:style-name="T3">poder visualizar </text:span><text:span text:style-name="T2">os dados do sistema de forma organizada.”</text:span><text:span text:style-name="T6"> </text:span><text:span text:style-name="T19">[</text:span><text:span text:style-name="T20">Rejeitada</text:span><text:span text:style-name="T19">]</text:span></text:p>
        </text:list-item>
        <text:list-item>
          <text:p text:style-name="P14"><text:span text:style-name="T11">“Como </text:span><text:span text:style-name="T12">administrador/servidor/estagiário </text:span><text:span text:style-name="T11">eu preciso </text:span><text:span text:style-name="T10">gerar gráficos </text:span><text:span text:style-name="T2">para </text:span><text:span text:style-name="T3">poder visualizar </text:span><text:span text:style-name="T2">os dados do sistema de forma organizada.”</text:span><text:span text:style-name="T6"> </text:span><text:span text:style-name="T19">[</text:span><text:span text:style-name="T20">Rejeitada</text:span><text:span text:style-name="T19">]</text:span></text:p>
        </text:list-item>
        <text:list-item>
          <text:p text:style-name="P13"><text:span text:style-name="T11">“Como administrador/servidor/estagiário eu preciso logar no sistema </text:span><text:span text:style-name="T2">para </text:span><text:span text:style-name="T3">poder </text:span><text:span text:style-name="T4">fazer uso do mesmo registrando minhas atividades.”</text:span><text:span text:style-name="T6"> </text:span><text:span text:style-name="T19">[Aceita]</text:span></text:p>
        </text:list-item>
      </text:list>
      <text:p text:style-name="P15"/>
      <text:p text:style-name="P5"><text:span text:style-name="T22">Pontos Fortes</text:span> das Histórias:</text:p>
      <text:p text:style-name="P5"/>
      <text:p text:style-name="P8"><text:span text:style-name="T21"><text:tab/></text:span><text:span text:style-name="T24">Validação de login realizada de forma correta, formulários de cadastro intuitivos, multiplas opções para geração de relatórios.</text:span></text:p>
      <text:p text:style-name="P8"/>
      <text:p text:style-name="P6"><text:span text:style-name="T25">Pontos </text:span><text:span text:style-name="T24">Fracos das Histórias:</text:span></text:p>
      <text:p text:style-name="P6"/>
      <text:p text:style-name="P6"><text:span text:style-name="T24"><text:tab/></text:span><text:span text:style-name="T28">Formulário de cadastro de produtos não possui todos os atributos desejados e por consequência </text:span><text:span text:style-name="T29">os relatórios não são gerados considerando todas as organizações possíveis.</text:span></text:p>
      <text:p text:style-name="P6"/>
      <text:p text:style-name="P7"><text:span text:style-name="T26">R</text:span><text:span text:style-name="T23">estrições apresentadas pelo P.O.:</text:span></text:p>
      <text:p text:style-name="P7"/>
      <text:list xml:id="list7911436525641819480" text:style-name="L2">
        <text:list-item>
          <text:p text:style-name="P10"><text:span text:style-name="T30">Produto não possui todos os atributos desejados;</text:span></text:p>
        </text:list-item>
        <text:list-item>
          <text:p text:style-name="P11"><text:span text:style-name="T30">F</text:span><text:span text:style-name="T27">ornecer cadastro de fornecedor;</text:span></text:p>
        </text:list-item>
        <text:list-item>
          <text:p text:style-name="P11"><text:span text:style-name="T27">Se possível, fornecer cadastro de sinônimos;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4:49:01.349979423</meta:creation-date>
    <meta:generator>LibreOffice/4.2.8.2$Linux_X86_64 LibreOffice_project/420$Build-2</meta:generator>
    <dc:date>2016-10-11T21:19:35.567964055</dc:date>
    <meta:editing-duration>PT1H3M46S</meta:editing-duration>
    <meta:editing-cycles>120</meta:editing-cycles>
    <dc:creator>root </dc:creator>
    <meta:document-statistic meta:table-count="0" meta:image-count="0" meta:object-count="0" meta:page-count="1" meta:paragraph-count="23" meta:word-count="272" meta:character-count="2008" meta:non-whitespace-character-count="1768"/>
  </office:meta>
</office:document-meta>
</file>